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81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41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74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41cm" fo:min-width="2.174cm"/>
    </style:style>
    <style:style style:name="gr5" style:family="graphic" style:parent-style-name="standard">
      <style:graphic-properties svg:stroke-width="0cm" draw:marker-start-width="0.2cm" draw:marker-end="Arrowheads_20_5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46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46cm" fo:min-width="2.224cm"/>
    </style:style>
    <style:style style:name="gr8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000000" draw:marker-start="Arrowheads_20_5" draw:marker-start-width="0.2cm" draw:marker-end-width="0.2cm" draw:fill="none" draw:fill-color="#ffffff" draw:textarea-horizontal-align="left" draw:auto-grow-height="true" draw:auto-grow-width="true" fo:min-height="0.374cm" fo:min-width="1.488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441cm" fo:min-width="4.5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446cm" fo:min-width="4.3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Arial1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Arial1"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end"/>
      <style:text-properties style:font-name="Bitstream Vera Sans" fo:font-size="9pt" style:font-size-asian="9pt" style:font-size-complex="9pt"/>
    </style:style>
    <style:style style:name="P5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P6" style:family="paragraph">
      <style:paragraph-properties fo:text-align="center"/>
      <style:text-properties style:font-name="Bitstream Vera Sans"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style:font-name="Bitstream Vera Sans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Arial1" fo:font-size="9pt" style:font-size-asian="9pt" style:font-size-complex="9pt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Bitstream Vera Sans" fo:font-size="9pt" style:font-size-asian="9pt" style:font-size-complex="9pt"/>
    </style:style>
    <style:style style:name="T5" style:family="text">
      <style:text-properties style:font-name="Arial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2.951cm" svg:height="1.131cm" svg:x="0.1cm" svg:y="0cm">
          <draw:text-box>
            <text:p text:style-name="P1"><text:span text:style-name="T1">Address from the network guide</text:span></text:p>
          </draw:text-box>
        </draw:frame>
        <draw:frame draw:style-name="gr2" draw:text-style-name="P2" draw:layer="layout" svg:width="3cm" svg:height="0.691cm" svg:x="0.1cm" svg:y="1.52cm">
          <draw:text-box>
            <text:p text:style-name="P1"><text:span text:style-name="T1">IP Address:</text:span></text:p>
          </draw:text-box>
        </draw:frame>
        <draw:frame draw:style-name="gr2" draw:text-style-name="P3" draw:layer="layout" svg:width="3.5cm" svg:height="0.691cm" svg:x="2.7cm" svg:y="1.52cm">
          <draw:text-box>
            <text:p><text:span text:style-name="T1">10.149.</text:span><text:span text:style-name="T2">xxx</text:span><text:span text:style-name="T3">.</text:span><text:span text:style-name="T2">yyy</text:span></text:p>
          </draw:text-box>
        </draw:frame>
        <draw:frame draw:style-name="gr3" draw:text-style-name="P4" draw:layer="layout" svg:width="2.5cm" svg:height="0.624cm" svg:x="0.6cm" svg:y="2.8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674cm" svg:height="0.691cm" svg:x="2.7cm" svg:y="2.82cm">
          <draw:text-box>
            <text:p><text:span text:style-name="T1">10.149.</text:span><text:span text:style-name="T2">xxx</text:span><text:span text:style-name="T3">.1</text:span></text:p>
          </draw:text-box>
        </draw:frame>
        <draw:line draw:style-name="gr5" draw:text-style-name="P6" draw:layer="layout" svg:x1="4.3cm" svg:y1="0.727cm" svg:x2="4.3cm" svg:y2="1.627cm">
          <text:p/>
        </draw:line>
        <draw:line draw:style-name="gr5" draw:text-style-name="P6" draw:layer="layout" svg:x1="4.9cm" svg:y1="0.727cm" svg:x2="4.9cm" svg:y2="1.627cm">
          <text:p/>
        </draw:line>
        <draw:line draw:style-name="gr5" draw:text-style-name="P6" draw:layer="layout" svg:x1="4.3cm" svg:y1="2.027cm" svg:x2="4.3cm" svg:y2="2.927cm">
          <text:p/>
        </draw:line>
        <draw:frame draw:style-name="gr1" draw:text-style-name="P2" draw:layer="layout" svg:width="2.951cm" svg:height="1.131cm" svg:x="0.1cm" svg:y="4.246cm">
          <draw:text-box>
            <text:p text:style-name="P1"><text:span text:style-name="T1">Address from the network guide</text:span></text:p>
          </draw:text-box>
        </draw:frame>
        <draw:frame draw:style-name="gr2" draw:text-style-name="P2" draw:layer="layout" svg:width="3cm" svg:height="0.691cm" svg:x="0.1cm" svg:y="5.72cm">
          <draw:text-box>
            <text:p text:style-name="P1"><text:span text:style-name="T1">IP Address:</text:span></text:p>
          </draw:text-box>
        </draw:frame>
        <draw:frame draw:style-name="gr6" draw:text-style-name="P3" draw:layer="layout" svg:width="3.5cm" svg:height="0.696cm" svg:x="2.7cm" svg:y="5.72cm">
          <draw:text-box>
            <text:p><text:span text:style-name="T1">10.149.</text:span><text:span text:style-name="T5">243</text:span><text:span text:style-name="T3">.</text:span><text:span text:style-name="T5">16</text:span></text:p>
          </draw:text-box>
        </draw:frame>
        <draw:frame draw:style-name="gr3" draw:text-style-name="P4" draw:layer="layout" svg:width="2.5cm" svg:height="0.624cm" svg:x="0.6cm" svg:y="7.003cm">
          <draw:text-box>
            <text:p text:style-name="P1"><text:span text:style-name="T4">Gateway:</text:span></text:p>
          </draw:text-box>
        </draw:frame>
        <draw:frame draw:style-name="gr7" draw:text-style-name="P5" draw:layer="layout" svg:width="2.724cm" svg:height="0.696cm" svg:x="2.7cm" svg:y="7.027cm">
          <draw:text-box>
            <text:p><text:span text:style-name="T1">10.149.</text:span><text:span text:style-name="T5">243</text:span><text:span text:style-name="T3">.1</text:span></text:p>
          </draw:text-box>
        </draw:frame>
        <draw:line draw:style-name="gr5" draw:text-style-name="P6" draw:layer="layout" svg:x1="4.3cm" svg:y1="4.904cm" svg:x2="4.3cm" svg:y2="5.827cm">
          <text:p/>
        </draw:line>
        <draw:line draw:style-name="gr5" draw:text-style-name="P6" draw:layer="layout" svg:x1="4.903cm" svg:y1="4.904cm" svg:x2="4.903cm" svg:y2="5.827cm">
          <text:p/>
        </draw:line>
        <draw:line draw:style-name="gr5" draw:text-style-name="P6" draw:layer="layout" svg:x1="4.3cm" svg:y1="6.227cm" svg:x2="4.3cm" svg:y2="7.127cm">
          <text:p/>
        </draw:line>
        <draw:rect draw:style-name="gr8" draw:text-style-name="P7" draw:layer="layout" svg:width="7.4cm" svg:height="3.4cm" svg:x="0.2cm" svg:y="4.227cm">
          <text:p/>
        </draw:rect>
        <draw:frame draw:style-name="gr9" draw:text-style-name="P5" draw:layer="layout" svg:width="1.988cm" svg:height="0.624cm" svg:x="0cm" svg:y="3.627cm">
          <draw:text-box>
            <text:p><text:span text:style-name="T4">Example:</text:span></text:p>
          </draw:text-box>
        </draw:frame>
        <draw:frame draw:style-name="gr10" draw:text-style-name="P8" draw:layer="layout" svg:width="5.2cm" svg:height="0.691cm" svg:x="2.7cm" svg:y="0.22cm">
          <draw:text-box>
            <text:p><text:span text:style-name="T6">10.149.</text:span><text:span text:style-name="T7">xxx</text:span><text:span text:style-name="T8">.</text:span><text:span text:style-name="T7">yyy</text:span><text:span text:style-name="T8"> - 10.149</text:span><text:span text:style-name="T7">.xxx.zzz</text:span></text:p>
          </draw:text-box>
        </draw:frame>
        <draw:frame draw:style-name="gr11" draw:text-style-name="P8" draw:layer="layout" svg:width="4.876cm" svg:height="0.696cm" svg:x="2.7cm" svg:y="4.42cm">
          <draw:text-box>
            <text:p><text:span text:style-name="T6">10.149.</text:span><text:span text:style-name="T9">243</text:span><text:span text:style-name="T8">.</text:span><text:span text:style-name="T9">16</text:span><text:span text:style-name="T8"> - 10.149</text:span><text:span text:style-name="T7">.243.23</text:span></text:p>
          </draw:text-box>
        </draw:frame>
        <draw:rect draw:style-name="gr8" draw:text-style-name="P9" draw:layer="layout" svg:width="7.4cm" svg:height="3.4cm" svg:x="0.2cm" svg:y="0.02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Bitstream Vera Sans1" style:font-size-asian="24pt" style:language-asian="zxx" style:country-asian="none" style:font-name-complex="Bitstream Vera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Bitstream Vera Sans1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6T17:51:34.764576019</dc:date>
    <meta:editing-duration>PT8M</meta:editing-duration>
    <meta:editing-cycles>5</meta:editing-cycles>
    <meta:generator>LibreOffice/5.1.4.2$Linux_X86_64 LibreOffice_project/10m0$Build-2</meta:generator>
    <meta:document-statistic meta:object-count="21"/>
  </office:meta>
</office:document-meta>
</file>